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18cm" svg:stroke-color="#333333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292cm" fo:min-width="0.066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marker-start-width="0.171cm" draw:marker-end-width="0.171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25cm" svg:stroke-color="#000000" draw:marker-start-width="0.171cm" draw:marker-end-width="0.171cm" draw:stroke-linejoin="miter" draw:fill="solid" draw:fill-color="#000000"/>
    </style:style>
    <style:style style:name="gr7" style:family="graphic" style:parent-style-name="objectwithoutfill">
      <style:graphic-properties svg:stroke-width="0.018cm" svg:stroke-color="#333333" draw:marker-start-width="0.227cm" draw:marker-end="Arrow" draw:marker-end-width="0.2cm" draw:fill="solid" draw:fill-color="#ffffff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25cm" svg:stroke-color="#000000" draw:marker-start-width="0.171cm" draw:marker-end-width="0.171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width="0.025cm" svg:stroke-color="#000000" draw:marker-start-width="0.237cm" draw:marker-end-width="0.237cm" draw:fill-color="#ffffff" draw:textarea-horizontal-align="justify" draw:textarea-vertical-align="middle" draw:auto-grow-height="false" fo:min-height="0.292cm" fo:min-width="0.042cm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18cm" svg:stroke-color="#333333" draw:marker-start-width="0.227cm" draw:marker-end="Arrow" draw:marker-end-width="0.2cm" draw:fill="solid" draw:fill-color="#333333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Ultrafine_20_Dashed" svg:stroke-width="0.018cm" svg:stroke-color="#333333" draw:marker-start-width="0.227cm" draw:marker-end-width="0.227cm" draw:fill="solid" draw:fill-color="#333333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28cm" svg:stroke-color="#ef413d" draw:marker-start="Arrow" draw:marker-start-width="0.07cm" draw:marker-end="" draw:marker-end-width="0.07cm" draw:fill-color="#ef413d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ef413d" draw:marker-start="" draw:marker-start-width="0.07cm" draw:marker-end="Arrow" draw:marker-end-width="0.07cm" draw:fill-color="#ef413d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-color="#ef413d"/>
      <style:paragraph-properties fo:text-align="center"/>
    </style:style>
  </office:automatic-styles>
  <office:body>
    <office:drawing>
      <draw:page draw:name="page1" draw:style-name="dp1" draw:master-page-name="Predefinito">
        <draw:line draw:style-name="gr1" draw:text-style-name="P1" draw:layer="layout" svg:x1="1.2cm" svg:y1="1.55cm" svg:x2="1.2cm" svg:y2="4.55cm">
          <text:p/>
        </draw:line>
        <draw:custom-shape draw:style-name="gr2" draw:text-style-name="P2" xml:id="id1" draw:id="id1" draw:layer="layout" svg:width="0.8cm" svg:height="0.8cm" svg:x="0cm" svg:y="2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0.2cm" svg:height="0.2cm" svg:x="1.101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0.4cm" svg:y1="2.35cm" svg:x2="1.101cm" svg:y2="1.751cm" draw:start-shape="id1" draw:start-glue-point="4" draw:end-shape="id2" draw:end-glue-point="6" svg:d="M400 2350v-599h701" svg:viewBox="0 0 702 600">
          <text:p/>
        </draw:connector>
        <draw:connector draw:style-name="gr4" draw:text-style-name="P1" draw:layer="layout" svg:x1="0.4cm" svg:y1="3.15cm" svg:x2="1.102cm" svg:y2="3.752cm" draw:start-shape="id1" draw:start-glue-point="8" draw:end-shape="id3" draw:end-glue-point="6" svg:d="M400 3150v602h702" svg:viewBox="0 0 703 603">
          <text:p/>
        </draw:connector>
        <draw:g>
          <svg:title>TexMaths</svg:title>
          <svg:desc>14§display§I_A§svg§600§TRUE§</svg:desc>
          <draw:polygon draw:style-name="gr5" draw:text-style-name="P3" draw:layer="layout" svg:width="0.511cm" svg:height="0.411cm" svg:x="0.157cm" svg:y="2.561cm" svg:viewBox="0 0 512 412" draw:points="256,412 0,412 0,0 512,0 512,412">
            <text:p/>
          </draw:polygon>
          <draw:path draw:style-name="gr6" draw:text-style-name="P4" draw:layer="layout" svg:width="0.227cm" svg:height="0.337cm" svg:x="0.174cm" svg:y="2.561cm" svg:viewBox="0 0 228 338" svg:d="M168 38c4-18 5-22 44-22 13 0 16 0 16-10 0-6-4-6-7-6-14 0-51 1-64 1-16 0-52-1-66-1-4 0-11 0-11 10 0 6 5 6 14 6 21 0 35 0 35 9 0 2 0 3-2 8l-67 267c-4 18-5 22-44 22-12 0-16 0-16 10 0 6 6 6 8 6 13 0 50-1 64-1 15 0 51 1 67 1 3 0 9 0 9-9 0-7-4-7-15-7-9 0-11 0-21 0-10-1-13-3-13-9 0-4 2-8 3-11z">
            <text:p/>
          </draw:path>
          <draw:path draw:style-name="gr6" draw:text-style-name="P4" draw:layer="layout" svg:width="0.259cm" svg:height="0.246cm" svg:x="0.393cm" svg:y="2.726cm" svg:viewBox="0 0 260 247" svg:d="M51 205c-12 20-23 29-43 30-4 0-8 0-8 7 0 4 3 5 4 5 9 0 22-1 31-1 11 0 24 1 35 1 2 0 7 0 7-8 0-4-4-4-5-4-4 0-16-1-16-10 0-5 3-11 5-14l27-43h100l8 58c-1 3-4 9-24 9-4 0-9 0-9 7 0 2 1 5 6 5 10 0 34-1 45-1 5 0 13 0 20 0 5 1 13 1 19 1 4 0 7-2 7-7s-4-5-10-5c-20 0-21-3-22-12l-30-213c-1-8-1-10-8-10s-9 3-12 8zM97 156l73-113 16 113z">
            <text:p/>
          </draw:path>
        </draw:g>
        <draw:line draw:style-name="gr7" draw:text-style-name="P1" draw:layer="layout" svg:x1="1.2cm" svg:y1="4.45cm" svg:x2="5.8cm" svg:y2="4.45cm">
          <text:p/>
        </draw:line>
        <draw:line draw:style-name="gr1" draw:text-style-name="P1" draw:layer="layout" svg:x1="4.7cm" svg:y1="1.55cm" svg:x2="4.7cm" svg:y2="4.55cm">
          <text:p/>
        </draw:line>
        <draw:g>
          <svg:title>TexMaths</svg:title>
          <svg:desc>14§display§\hat{z}^\prime§svg§600§FALSE§</svg:desc>
          <draw:polygon draw:style-name="gr8" draw:text-style-name="P5" draw:layer="layout" svg:width="0.364cm" svg:height="0.394cm" svg:x="5.413cm" svg:y="3.844cm" svg:viewBox="0 0 365 395" draw:points="183,395 0,395 0,0 365,0 365,395">
            <text:p/>
          </draw:polygon>
          <draw:polygon draw:style-name="gr6" draw:text-style-name="P4" draw:layer="layout" svg:width="0.131cm" svg:height="0.076cm" svg:x="5.499cm" svg:y="3.897cm" svg:viewBox="0 0 132 77" draw:points="66,0 0,68 9,77 66,26 123,77 132,68">
            <text:p/>
          </draw:polygon>
          <draw:path draw:style-name="gr6" draw:text-style-name="P4" draw:layer="layout" svg:width="0.208cm" svg:height="0.223cm" svg:x="5.434cm" svg:y="4.021cm" svg:viewBox="0 0 209 224" svg:d="M45 178c27-29 40-41 58-57 0 0 31-27 49-45 47-46 57-69 57-72 0-4-4-4-5-4-4 0-5 1-7 6-14 23-26 31-37 31-12 0-18-8-26-16-9-11-18-21-33-21-37 0-61 46-61 56 0 3 3 6 7 6 3 0 5-3 6-6 10-22 38-22 42-22 10 0 19 3 32 6 19 8 24 8 38 8-18 21-60 57-70 65l-45 42c-33 32-50 61-50 64 0 5 4 5 6 5 4 0 5-1 7-7 13-17 27-30 43-30 11 0 16 4 29 19 8 10 17 18 31 18 50 0 78-63 78-76 0-2-3-5-6-5-4 0-5 3-7 6-12 32-43 41-59 41-10 0-19-2-29-5-17-7-25-9-35-9-1 0-9 0-13 2z">
            <text:p/>
          </draw:path>
          <draw:path draw:style-name="gr6" draw:text-style-name="P4" draw:layer="layout" svg:width="0.086cm" svg:height="0.178cm" svg:x="5.679cm" svg:y="3.843cm" svg:viewBox="0 0 87 179" svg:d="M84 30c3-5 3-9 3-11 0-11-10-19-20-19-13 0-18 11-19 17l-46 150c-1 0-2 4-2 4 0 5 11 8 13 8 3 0 4 0 6-5z">
            <text:p/>
          </draw:path>
        </draw:g>
        <draw:connector draw:style-name="gr4" draw:text-style-name="P1" draw:layer="layout" svg:x1="1.301cm" svg:y1="1.751cm" svg:x2="4.701cm" svg:y2="1.751cm" draw:start-shape="id2" draw:start-glue-point="10" svg:d="M1301 1751h3400" svg:viewBox="0 0 3401 1">
          <text:p/>
        </draw:connector>
        <draw:connector draw:style-name="gr4" draw:text-style-name="P1" draw:layer="layout" svg:x1="1.302cm" svg:y1="3.752cm" svg:x2="4.701cm" svg:y2="3.751cm" draw:start-shape="id3" draw:start-glue-point="10" svg:d="M1302 3752h1957v-1h1442" svg:viewBox="0 0 3400 2">
          <text:p/>
        </draw:connector>
        <draw:custom-shape draw:style-name="gr3" draw:text-style-name="P1" xml:id="id3" draw:id="id3" draw:layer="layout" svg:width="0.2cm" svg:height="0.2cm" svg:x="1.102cm" svg:y="3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14§display§0§svg§600§FALSE§</svg:desc>
          <draw:polygon draw:style-name="gr9" draw:text-style-name="P5" draw:layer="layout" svg:width="0.247cm" svg:height="0.317cm" svg:x="4.574cm" svg:y="4.694cm" svg:viewBox="0 0 248 318" draw:points="123,318 0,318 0,0 248,0 248,318">
            <text:p/>
          </draw:polygon>
          <draw:path draw:style-name="gr10" draw:text-style-name="P4" draw:layer="layout" svg:width="0.208cm" svg:height="0.338cm" svg:x="4.593cm" svg:y="4.684cm" svg:viewBox="0 0 209 339" svg:d="M209 171c0-40-3-79-20-116-23-47-63-55-85-55-29 0-66 12-86 58-16 35-18 73-18 113 0 37 2 81 22 119 22 39 58 49 82 49 27 0 64-10 87-57 15-34 18-73 18-111zM104 329c-19 0-49-12-57-60-5-30-5-75-5-105 0-31 0-63 3-90 10-58 47-63 59-63 16 0 49 9 59 57 4 28 4 65 4 96 0 37 0 71-5 102-7 47-35 63-58 63z">
            <text:p/>
          </draw:path>
        </draw:g>
        <draw:g>
          <svg:title>TexMaths</svg:title>
          <svg:desc>14§display§-L^\prime
§svg§600§FALSE§</svg:desc>
          <draw:polygon draw:style-name="gr9" draw:text-style-name="P5" draw:layer="measurelines" svg:width="0.831cm" svg:height="0.436cm" svg:x="0.838cm" svg:y="4.665cm" svg:viewBox="0 0 832 437" draw:points="415,437 0,437 0,0 832,0 832,437">
            <text:p/>
          </draw:polygon>
          <draw:path draw:style-name="gr10" draw:text-style-name="P4" draw:layer="measurelines" svg:width="0.3cm" svg:height="0.02cm" svg:x="0.878cm" svg:y="4.927cm" svg:viewBox="0 0 301 21" svg:d="M284 21c8 0 17 0 17-11 0-10-9-10-17-10h-267c-8 0-17 0-17 10 0 11 9 11 17 11z">
            <text:p/>
          </draw:path>
          <draw:path draw:style-name="gr10" draw:text-style-name="P4" draw:layer="measurelines" svg:width="0.297cm" svg:height="0.336cm" svg:x="1.24cm" svg:y="4.723cm" svg:viewBox="0 0 298 337" svg:d="M166 38c4-17 5-22 51-22 16 0 19 0 19-10 0-6-5-6-8-6-15 0-57 1-72 1s-52-1-66-1c-4 0-9 0-9 10 0 6 4 6 13 6 1 0 10 0 19 1 9 0 14 1 14 8 0 1-2 3-3 9l-66 265c-4 19-5 22-45 22-9 0-13 0-13 11 0 5 4 5 13 5h229c12 0 12 0 16-8l39-107c1-5 1-6 1-7 0-2-1-6-6-6-4 0-4 4-8 12-16 44-39 100-124 100h-47c-7 0-8 0-10 0-6 0-7-1-7-4 0-2 0-3 3-12z">
            <text:p/>
          </draw:path>
          <draw:path draw:style-name="gr10" draw:text-style-name="P4" draw:layer="measurelines" svg:width="0.086cm" svg:height="0.178cm" svg:x="1.571cm" svg:y="4.664cm" svg:viewBox="0 0 87 179" svg:d="M84 30c3-5 3-9 3-11 0-11-10-19-20-19-13 0-18 11-19 17l-46 150c-1 0-2 4-2 4 0 5 11 8 13 8 3 0 4 0 6-5z">
            <text:p/>
          </draw:path>
        </draw:g>
        <draw:custom-shape draw:style-name="gr11" draw:text-style-name="P2" xml:id="id4" draw:id="id4" draw:layer="layout" svg:width="0.8cm" svg:height="0.8cm" svg:x="6.7cm" svg:y="2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5" draw:id="id5" draw:layer="layout" svg:width="0.2cm" svg:height="0.2cm" svg:x="8.301cm" svg:y="2.5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line-skew="0cm 1.519cm" svg:x1="7.1cm" svg:y1="2.436cm" svg:x2="8.301cm" svg:y2="2.637cm" draw:start-shape="id4" draw:start-glue-point="4" draw:end-shape="id5" draw:end-glue-point="6" svg:d="M7100 2436v-513h606v714h595" svg:viewBox="0 0 1202 715">
          <text:p/>
        </draw:connector>
        <draw:connector draw:style-name="gr4" draw:text-style-name="P1" draw:layer="layout" draw:line-skew="0cm 1.519cm" svg:x1="7.1cm" svg:y1="3.236cm" svg:x2="8.302cm" svg:y2="2.938cm" draw:start-shape="id4" draw:start-glue-point="8" draw:end-shape="id6" draw:end-glue-point="6" svg:d="M7100 3236v514h606v-812h596" svg:viewBox="0 0 1203 813">
          <text:p/>
        </draw:connector>
        <draw:g>
          <svg:title>TexMaths</svg:title>
          <svg:desc>14§display§I_A§svg§600§TRUE§</svg:desc>
          <draw:polygon draw:style-name="gr5" draw:text-style-name="P3" draw:layer="layout" svg:width="0.511cm" svg:height="0.411cm" svg:x="6.857cm" svg:y="2.647cm" svg:viewBox="0 0 512 412" draw:points="256,412 0,412 0,0 512,0 512,412">
            <text:p/>
          </draw:polygon>
          <draw:path draw:style-name="gr6" draw:text-style-name="P4" draw:layer="layout" svg:width="0.227cm" svg:height="0.337cm" svg:x="6.874cm" svg:y="2.647cm" svg:viewBox="0 0 228 338" svg:d="M168 38c4-18 5-22 44-22 13 0 16 0 16-10 0-6-4-6-7-6-14 0-51 1-64 1-16 0-52-1-66-1-4 0-11 0-11 10 0 6 5 6 14 6 21 0 35 0 35 9 0 2 0 3-2 8l-67 267c-4 18-5 22-44 22-12 0-16 0-16 10 0 6 6 6 8 6 13 0 50-1 64-1 15 0 51 1 67 1 3 0 9 0 9-9 0-7-4-7-15-7-9 0-11 0-21 0-10-1-13-3-13-9 0-4 2-8 3-11z">
            <text:p/>
          </draw:path>
          <draw:path draw:style-name="gr6" draw:text-style-name="P4" draw:layer="layout" svg:width="0.259cm" svg:height="0.246cm" svg:x="7.093cm" svg:y="2.812cm" svg:viewBox="0 0 260 247" svg:d="M51 205c-12 20-23 29-43 30-4 0-8 0-8 7 0 4 3 5 4 5 9 0 22-1 31-1 11 0 24 1 35 1 2 0 7 0 7-8 0-4-4-4-5-4-4 0-16-1-16-10 0-5 3-11 5-14l27-43h100l8 58c-1 3-4 9-24 9-4 0-9 0-9 7 0 2 1 5 6 5 10 0 34-1 45-1 5 0 13 0 20 0 5 1 13 1 19 1 4 0 7-2 7-7s-4-5-10-5c-20 0-21-3-22-12l-30-213c-1-8-1-10-8-10s-9 3-12 8zM97 156l73-113 16 113z">
            <text:p/>
          </draw:path>
        </draw:g>
        <draw:line draw:style-name="gr12" draw:text-style-name="P6" draw:layer="layout" svg:x1="9.506cm" svg:y1="4.94cm" svg:x2="9.506cm" svg:y2="0.04cm">
          <text:p/>
        </draw:line>
        <draw:line draw:style-name="gr13" draw:text-style-name="P6" draw:layer="layout" svg:x1="7.906cm" svg:y1="4.94cm" svg:x2="9.606cm" svg:y2="4.94cm">
          <text:p/>
        </draw:line>
        <draw:connector draw:style-name="gr4" draw:text-style-name="P1" draw:layer="layout" svg:x1="8.402cm" svg:y1="3.038cm" svg:x2="8.403cm" svg:y2="4.839cm" draw:start-shape="id6" draw:start-glue-point="8" draw:end-shape="id7" draw:end-glue-point="4" svg:d="M8402 3038v901h1v900" svg:viewBox="0 0 2 1802">
          <text:p/>
        </draw:connector>
        <draw:custom-shape draw:style-name="gr3" draw:text-style-name="P1" xml:id="id6" draw:id="id6" draw:layer="layout" svg:width="0.2cm" svg:height="0.2cm" svg:x="8.302cm" svg:y="2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7" draw:id="id7" draw:layer="layout" svg:width="0.2cm" svg:height="0.2cm" svg:x="8.303cm" svg:y="4.8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0.2cm" svg:height="0.2cm" svg:x="8.302cm" svg:y="2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8.402cm" svg:y1="0.738cm" svg:x2="8.402cm" svg:y2="2.538cm" draw:start-shape="id8" draw:start-glue-point="8" draw:end-shape="id9" draw:end-glue-point="4" svg:d="M8402 738v1800" svg:viewBox="0 0 1 1801">
          <text:p/>
        </draw:connector>
        <draw:line draw:style-name="gr13" draw:text-style-name="P6" draw:layer="measurelines" svg:x1="7.906cm" svg:y1="2.79cm" svg:x2="9.606cm" svg:y2="2.79cm">
          <text:p/>
        </draw:line>
        <draw:line draw:style-name="gr13" draw:text-style-name="P6" draw:layer="measurelines" svg:x1="7.906cm" svg:y1="0.64cm" svg:x2="9.606cm" svg:y2="0.64cm">
          <text:p/>
        </draw:line>
        <draw:g>
          <svg:title>TexMaths</svg:title>
          <svg:desc>14§display§0§svg§600§FALSE§</svg:desc>
          <draw:polygon draw:style-name="gr9" draw:text-style-name="P5" draw:layer="measurelines" svg:width="0.247cm" svg:height="0.317cm" svg:x="9.798cm" svg:y="2.614cm" svg:viewBox="0 0 248 318" draw:points="123,318 0,318 0,0 248,0 248,318">
            <text:p/>
          </draw:polygon>
          <draw:path draw:style-name="gr10" draw:text-style-name="P4" draw:layer="measurelines" svg:width="0.208cm" svg:height="0.338cm" svg:x="9.817cm" svg:y="2.604cm" svg:viewBox="0 0 209 339" svg:d="M209 171c0-40-3-79-20-116-23-47-63-55-85-55-29 0-66 12-86 58-16 35-18 73-18 113 0 37 2 81 22 119 22 39 58 49 82 49 27 0 64-10 87-57 15-34 18-73 18-111zM104 329c-19 0-49-12-57-60-5-30-5-75-5-105 0-31 0-63 3-90 10-58 47-63 59-63 16 0 49 9 59 57 4 28 4 65 4 96 0 37 0 71-5 102-7 47-35 63-58 63z">
            <text:p/>
          </draw:path>
        </draw:g>
        <draw:g>
          <svg:title>TexMaths</svg:title>
          <svg:desc>14§display§+L§svg§600§FALSE§</svg:desc>
          <draw:polygon draw:style-name="gr9" draw:text-style-name="P5" draw:layer="measurelines" svg:width="0.719cm" svg:height="0.377cm" svg:x="9.668cm" svg:y="0.446cm" svg:viewBox="0 0 720 378" draw:points="360,378 0,378 0,0 720,0 720,378">
            <text:p/>
          </draw:polygon>
          <draw:path draw:style-name="gr10" draw:text-style-name="P4" draw:layer="measurelines" svg:width="0.328cm" svg:height="0.328cm" svg:x="9.696cm" svg:y="0.495cm" svg:viewBox="0 0 329 329" svg:d="M175 174h138c7 0 16 0 16-10s-9-10-16-10h-138v-137c0-8 0-17-10-17s-10 9-10 17v137h-138c-8 0-17 0-17 10s9 10 17 10h138v138c0 7 0 17 10 17s10-10 10-17z">
            <text:p/>
          </draw:path>
          <draw:path draw:style-name="gr10" draw:text-style-name="P4" draw:layer="measurelines" svg:width="0.297cm" svg:height="0.336cm" svg:x="10.071cm" svg:y="0.446cm" svg:viewBox="0 0 298 337" svg:d="M166 38c4-17 6-22 52-22 15 0 19 0 19-10 0-6-6-6-8-6-16 0-57 1-73 1-15 0-52-1-66-1-4 0-9 0-9 10 0 6 4 6 13 6 1 0 10 0 19 1 9 0 14 1 14 8 0 1-1 3-3 9l-66 265c-4 19-5 22-45 22-9 0-13 0-13 10 0 6 4 6 13 6h229c13 0 13 0 16-8l39-108c1-4 1-5 1-6 0-3-1-6-5-6-5 0-5 3-8 11-17 45-39 101-125 101h-47c-6 0-8 0-10 0-5 0-7-1-7-5 0-2 0-3 3-12z">
            <text:p/>
          </draw:path>
        </draw:g>
        <draw:g>
          <svg:title>TexMaths</svg:title>
          <svg:desc>14§display§-L§svg§600§FALSE§</svg:desc>
          <draw:polygon draw:style-name="gr9" draw:text-style-name="P5" draw:layer="measurelines" svg:width="0.719cm" svg:height="0.377cm" svg:x="9.668cm" svg:y="4.747cm" svg:viewBox="0 0 720 378" draw:points="360,378 0,378 0,0 720,0 720,378">
            <text:p/>
          </draw:polygon>
          <draw:path draw:style-name="gr10" draw:text-style-name="P4" draw:layer="measurelines" svg:width="0.301cm" svg:height="0.02cm" svg:x="9.708cm" svg:y="4.951cm" svg:viewBox="0 0 302 21" svg:d="M285 21c8 0 17 0 17-11 0-10-9-10-17-10h-268c-8 0-17 0-17 10 0 11 9 11 17 11z">
            <text:p/>
          </draw:path>
          <draw:path draw:style-name="gr10" draw:text-style-name="P4" draw:layer="measurelines" svg:width="0.297cm" svg:height="0.336cm" svg:x="10.071cm" svg:y="4.747cm" svg:viewBox="0 0 298 337" svg:d="M166 38c4-17 6-22 52-22 15 0 19 0 19-10 0-6-6-6-8-6-16 0-57 1-73 1-15 0-52-1-66-1-4 0-9 0-9 10 0 6 4 6 13 6 1 0 10 0 19 1 9 0 14 1 14 8 0 1-1 3-3 9l-66 265c-4 19-5 22-45 22-9 0-13 0-13 10 0 6 4 6 13 6h229c13 0 13 0 16-8l39-108c1-4 1-5 1-6 0-3-1-6-5-6-5 0-5 3-8 11-17 45-39 101-125 101h-47c-6 0-8 0-10 0-5 0-7-1-7-5 0-2 0-3 3-12z">
            <text:p/>
          </draw:path>
        </draw:g>
        <draw:circle draw:style-name="gr14" draw:text-style-name="P7" draw:layer="measurelines" svg:width="1.1cm" svg:height="1.1cm" svg:x="2.352cm" svg:y="1.2cm" draw:kind="arc" draw:start-angle="302.82" draw:end-angle="54.92">
          <text:p/>
        </draw:circle>
        <draw:circle draw:style-name="gr15" draw:text-style-name="P7" draw:layer="measurelines" svg:width="1.1cm" svg:height="1.1cm" draw:transform="rotate (-3.14159265358979) translate (3.463cm 4.295cm)" draw:kind="arc" draw:start-angle="125.08" draw:end-angle="237.18">
          <text:p/>
        </draw:circle>
        <draw:custom-shape draw:style-name="gr3" draw:text-style-name="P1" xml:id="id8" draw:id="id8" draw:layer="layout" svg:width="0.2cm" svg:height="0.2cm" svg:x="8.302cm" svg:y="0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svg:title>TexMaths</svg:title>
          <svg:desc>20§display§\implies§svg§600§TRUE§</svg:desc>
          <draw:polygon draw:style-name="gr16" draw:text-style-name="P3" draw:layer="measurelines" svg:width="1.133cm" svg:height="0.165cm" svg:x="5.349cm" svg:y="2.738cm" svg:viewBox="0 0 1134 166" draw:points="566,166 0,166 0,0 1134,0 1134,166">
            <text:p/>
          </draw:polygon>
          <draw:path draw:style-name="gr10" draw:text-style-name="P4" draw:layer="measurelines" svg:width="0.468cm" svg:height="0.165cm" svg:x="5.389cm" svg:y="2.738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10" draw:text-style-name="P4" draw:layer="measurelines" svg:width="0.624cm" svg:height="0.387cm" svg:x="5.818cm" svg:y="2.628cm" svg:viewBox="0 0 625 388" svg:d="M473 139c29 25 66 45 88 54-25 11-59 31-88 54h-447c-13 0-26 0-26 15 0 14 13 14 24 14h417c-33 32-70 94-70 104 0 8 8 8 13 8 6 0 11 0 13-6 16-28 35-64 81-106 48-43 96-60 131-72 13-4 13-4 15-6 1 0 1-3 1-5 0-1 0-1 0-3l-3-2c-1-1-1-1-14-6-96-27-167-93-207-168-6-14-8-14-17-14-5 0-13 0-13 8 0 10 35 70 70 104h-417c-11 0-24 0-24 14 0 13 13 13 26 13z">
            <text:p/>
          </draw:path>
        </draw:g>
        <draw:g>
          <svg:title>TexMaths</svg:title>
          <svg:desc>14§display§\hat{z}§svg§600§FALSE§</svg:desc>
          <draw:polygon draw:style-name="gr9" draw:text-style-name="P5" draw:layer="measurelines" svg:width="0.276cm" svg:height="0.342cm" svg:x="9.015cm" svg:y="0.044cm" svg:viewBox="0 0 277 343" draw:points="139,343 0,343 0,0 277,0 277,343">
            <text:p/>
          </draw:polygon>
          <draw:polygon draw:style-name="gr10" draw:text-style-name="P4" draw:layer="measurelines" svg:width="0.131cm" svg:height="0.076cm" svg:x="9.101cm" svg:y="0.044cm" svg:viewBox="0 0 132 77" draw:points="66,0 0,68 9,77 66,26 123,77 132,68">
            <text:p/>
          </draw:polygon>
          <draw:path draw:style-name="gr10" draw:text-style-name="P4" draw:layer="measurelines" svg:width="0.209cm" svg:height="0.223cm" svg:x="9.036cm" svg:y="0.169cm" svg:viewBox="0 0 210 224" svg:d="M45 178c27-29 40-41 58-57 0 0 32-27 50-45 47-46 57-69 57-72 0-4-5-4-6-4-3 0-4 1-7 6-14 23-25 31-37 31s-18-8-25-16c-9-11-18-21-34-21-37 0-61 46-61 56 0 3 3 6 7 6 3 0 5-3 6-6 10-22 38-22 42-22 10 0 19 3 32 6 19 8 24 8 38 8-18 22-60 57-70 65l-45 42c-33 32-50 62-50 65 0 4 4 4 6 4 4 0 5-1 7-6 13-17 27-31 43-31 11 0 16 5 29 19 8 11 17 18 32 18 49 0 77-62 77-76 0-2-2-4-6-4s-5 2-6 5c-13 33-44 42-60 42-10 0-19-2-29-6-17-7-25-9-35-9-1 0-9 0-13 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39cm" fo:page-height="5.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3T11:24:00.350953468</dc:date>
    <meta:editing-duration>PT1H53M27S</meta:editing-duration>
    <meta:editing-cycles>26</meta:editing-cycles>
    <meta:generator>LibreOffice/5.4.0.3$Linux_X86_64 LibreOffice_project/40m0$Build-3</meta:generator>
    <meta:document-statistic meta:object-count="66"/>
  </office:meta>
</office:document-meta>
</file>